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talogBase.get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alogBase.addCommand( String name , Command 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alogBase.getComman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alogBase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